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svg:stroke-color="#3465a4" draw:fill-color="#264653" draw:textarea-horizontal-align="justify" draw:textarea-vertical-align="middle" draw:auto-grow-height="false" fo:min-height="20.75cm" fo:min-width="6.1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svg:stroke-color="#3465a4" draw:fill-color="#729fcf" draw:textarea-horizontal-align="justify" draw:textarea-vertical-align="middle" draw:auto-grow-height="false" fo:min-height="2.925cm" fo:min-width="20.137cm"/>
    </style:style>
    <style:style style:name="gr8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10" style:family="graphic" style:parent-style-name="standard">
      <style:graphic-properties svg:stroke-color="#3465a4" draw:fill-color="#729fcf" draw:textarea-horizontal-align="justify" draw:textarea-vertical-align="middle" draw:auto-grow-height="false" fo:min-height="6.735cm" fo:min-width="4.897cm"/>
    </style:style>
    <style:style style:name="gr11" style:family="graphic" style:parent-style-name="standard">
      <style:graphic-properties draw:stroke="none" svg:stroke-color="#000000" draw:fill="none" draw:fill-color="#ffffff" fo:min-height="4.5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5.6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8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3cm" fo:min-width="8.072cm"/>
    </style:style>
    <style:style style:name="gr2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1.33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4.97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1.498cm"/>
      <style:paragraph-properties style:writing-mode="lr-tb"/>
    </style:style>
    <style:style style:name="P1" style:family="paragraph">
      <loext:graphic-properties draw:fill-color="#264653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fo:font-size="18pt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fo:font-size="18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ffff" loext:opacity="100%" fo:font-size="18pt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000000" loext:opacity="100%"/>
    </style:style>
    <style:style style:name="T12" style:family="text">
      <style:text-properties fo:color="#00a933" loext:opacity="100%"/>
    </style:style>
    <style:style style:name="T13" style:family="text">
      <style:text-properties fo:color="#ff0000" loext:opacity="100%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3cm" svg:height="2.222cm" svg:x="0.317cm" svg:y="0.635cm">
          <draw:text-box>
            <text:p><text:span text:style-name="T1">Bank Name</text:span></text:p>
          </draw:text-box>
        </draw:frame>
        <draw:frame draw:style-name="gr3" draw:text-style-name="P3" draw:layer="layout" svg:width="6.35cm" svg:height="1.588cm" svg:x="0.317cm" svg:y="3.492cm">
          <draw:text-box>
            <text:p><text:span text:style-name="T2">Account Details</text:span></text:p>
          </draw:text-box>
        </draw:frame>
        <draw:frame draw:style-name="gr4" draw:text-style-name="P3" draw:layer="layout" svg:width="5.715cm" svg:height="1.905cm" svg:x="0.635cm" svg:y="18.097cm">
          <draw:text-box>
            <text:p><text:span text:style-name="T2">About</text:span></text:p>
          </draw:text-box>
        </draw:frame>
        <draw:frame draw:style-name="gr5" draw:text-style-name="P3" draw:layer="layout" svg:width="6.667cm" svg:height="2.223cm" svg:x="0cm" svg:y="4.762cm">
          <draw:text-box>
            <text:p><text:span text:style-name="T2"><text:s text:c="2"/></text:span><text:span text:style-name="T2">Services </text:span><text:span text:style-name="T2">V(opens)</text:span></text:p>
          </draw:text-box>
        </draw:frame>
        <draw:frame draw:style-name="gr3" draw:text-style-name="P3" draw:layer="layout" svg:width="5.08cm" svg:height="1.588cm" svg:x="1.27cm" svg:y="7.302cm">
          <draw:text-box>
            <text:p text:style-name="P4"><text:span text:style-name="T2">Withdraw</text:span></text:p>
          </draw:text-box>
        </draw:frame>
        <draw:frame draw:style-name="gr6" draw:text-style-name="P3" draw:layer="layout" svg:width="5.08cm" svg:height="1.673cm" svg:x="1.27cm" svg:y="8.255cm">
          <draw:text-box>
            <text:p><text:span text:style-name="T2">Transaction </text:span><text:span text:style-name="T2">History</text:span></text:p>
          </draw:text-box>
        </draw:frame>
        <draw:frame draw:style-name="gr6" draw:text-style-name="P3" draw:layer="layout" svg:width="5.08cm" svg:height="1.673cm" svg:x="1.27cm" svg:y="10.16cm">
          <draw:text-box>
            <text:p><text:span text:style-name="T2">Transfer Funds</text:span></text:p>
          </draw:text-box>
        </draw:frame>
        <draw:frame draw:style-name="gr4" draw:text-style-name="P3" draw:layer="layout" svg:width="5.715cm" svg:height="1.905cm" svg:x="0.952cm" svg:y="13.017cm">
          <draw:text-box>
            <text:p text:style-name="P4"><text:span text:style-name="T2"><text:s text:c="2"/></text:span><text:span text:style-name="T2">Personal </text:span><text:span text:style-name="T2">Loan</text:span></text:p>
          </draw:text-box>
        </draw:frame>
        <draw:custom-shape draw:style-name="gr7" draw:text-style-name="P5" draw:layer="layout" svg:width="20.637cm" svg:height="3.175cm" svg:x="8.255cm" svg:y="17.14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193cm" svg:height="1.905cm" svg:x="11.112cm" svg:y="18.097cm">
          <draw:text-box>
            <text:p><text:span text:style-name="T3">API </text:span><text:span text:style-name="T3">Currency </text:span><text:span text:style-name="T3">values in </text:span><text:span text:style-name="T3">table here</text:span></text:p>
          </draw:text-box>
        </draw:frame>
        <draw:frame draw:style-name="gr8" draw:text-style-name="P7" draw:layer="layout" svg:width="10.16cm" svg:height="2.858cm" svg:x="12.7cm" svg:y="1.905cm">
          <draw:text-box>
            <text:p><text:span text:style-name="T4">Bank </text:span><text:span text:style-name="T4">name</text:span></text:p>
          </draw:text-box>
        </draw:frame>
        <draw:frame draw:style-name="gr9" draw:text-style-name="P8" draw:layer="layout" svg:width="14.923cm" svg:height="3.81cm" svg:x="8.89cm" svg:y="4.445cm">
          <draw:text-box>
            <text:p><text:span text:style-name="T5">News</text:span></text:p>
          </draw:text-box>
        </draw:frame>
        <draw:custom-shape draw:style-name="gr10" draw:text-style-name="P5" draw:layer="layout" svg:width="5.397cm" svg:height="6.985cm" svg:x="9.525cm" svg:y="7.302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4.763cm" svg:height="2.222cm" svg:x="9.842cm" svg:y="7.62cm">
          <draw:text-box>
            <text:p>Title</text:p>
          </draw:text-box>
        </draw:frame>
        <draw:frame draw:style-name="gr11" draw:text-style-name="P9" draw:layer="layout" svg:width="4.763cm" svg:height="4.762cm" svg:x="9.842cm" svg:y="8.89cm">
          <draw:text-box>
            <text:p>News text body </text:p>
          </draw:text-box>
        </draw:frame>
        <draw:frame draw:style-name="gr12" draw:text-style-name="P9" draw:layer="layout" svg:width="4.445cm" svg:height="2.54cm" svg:x="10.477cm" svg:y="11.43cm">
          <draw:text-box>
            <text:p>(opt) image</text:p>
          </draw:text-box>
        </draw:frame>
        <draw:frame draw:style-name="gr2" draw:text-style-name="P9" draw:layer="layout" svg:width="4.763cm" svg:height="2.222cm" svg:x="9.842cm" svg:y="7.62cm">
          <draw:text-box>
            <text:p>Title</text:p>
          </draw:text-box>
        </draw:frame>
        <draw:frame draw:style-name="gr12" draw:text-style-name="P9" draw:layer="layout" svg:width="4.445cm" svg:height="2.54cm" svg:x="10.477cm" svg:y="11.43cm">
          <draw:text-box>
            <text:p>(opt) image</text:p>
          </draw:text-box>
        </draw:frame>
        <draw:custom-shape draw:style-name="gr10" draw:text-style-name="P5" draw:layer="layout" svg:width="5.397cm" svg:height="6.985cm" svg:x="15.558cm" svg:y="7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397cm" svg:height="6.985cm" svg:x="21.59cm" svg:y="7.302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2.223cm" svg:height="1.27cm" svg:x="26.67cm" svg:y="1.27cm">
          <draw:text-box>
            <text:p><text:span text:style-name="T6">4:59</text:span></text:p>
          </draw:text-box>
        </draw:frame>
        <draw:frame draw:style-name="gr13" draw:text-style-name="P10" draw:layer="layout" svg:width="3.175cm" svg:height="1.27cm" svg:x="26.036cm" svg:y="0.317cm">
          <draw:text-box>
            <text:p><text:span text:style-name="T6">Log Out</text:span></text:p>
          </draw:text-box>
        </draw:frame>
        <draw:frame draw:style-name="gr14" draw:text-style-name="P10" draw:layer="layout" svg:width="3.175cm" svg:height="1.587cm" svg:x="22.226cm" svg:y="0.636cm">
          <draw:text-box>
            <text:p><text:span text:style-name="T6">Home</text:span></text:p>
          </draw:text-box>
        </draw:frame>
        <draw:frame draw:style-name="gr13" draw:text-style-name="P3" draw:layer="layout" svg:width="4.127cm" svg:height="1.27cm" svg:x="1.271cm" svg:y="6.032cm">
          <draw:text-box>
            <text:p><text:span text:style-name="T2">Deposit</text:span></text:p>
          </draw:text-box>
        </draw:frame>
        <draw:frame draw:style-name="gr14" draw:text-style-name="P3" draw:layer="layout" svg:width="5.08cm" svg:height="1.587cm" svg:x="1.27cm" svg:y="12.066cm">
          <draw:text-box>
            <text:p><text:span text:style-name="T2">Pay Bills</text:span></text:p>
          </draw:text-box>
        </draw:frame>
      </draw:page>
      <draw:page draw:name="Account Details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3cm" svg:height="2.222cm" svg:x="0.317cm" svg:y="0.635cm">
          <draw:text-box>
            <text:p><text:span text:style-name="T1">Bank Name</text:span></text:p>
          </draw:text-box>
        </draw:frame>
        <draw:frame draw:style-name="gr3" draw:text-style-name="P3" draw:layer="layout" svg:width="6.35cm" svg:height="1.588cm" svg:x="0.317cm" svg:y="3.492cm">
          <draw:text-box>
            <text:p><text:span text:style-name="T2">Account Details</text:span></text:p>
          </draw:text-box>
        </draw:frame>
        <draw:frame draw:style-name="gr4" draw:text-style-name="P3" draw:layer="layout" svg:width="5.715cm" svg:height="1.905cm" svg:x="0.635cm" svg:y="18.097cm">
          <draw:text-box>
            <text:p><text:span text:style-name="T2">About</text:span></text:p>
          </draw:text-box>
        </draw:frame>
        <draw:frame draw:style-name="gr5" draw:text-style-name="P3" draw:layer="layout" svg:width="6.667cm" svg:height="2.223cm" svg:x="0cm" svg:y="4.762cm">
          <draw:text-box>
            <text:p><text:span text:style-name="T2"><text:s text:c="2"/></text:span><text:span text:style-name="T2">Services V(opens)</text:span></text:p>
          </draw:text-box>
        </draw:frame>
        <draw:frame draw:style-name="gr13" draw:text-style-name="P3" draw:layer="layout" svg:width="4.127cm" svg:height="1.27cm" svg:x="1.27cm" svg:y="6.032cm">
          <draw:text-box>
            <text:p><text:span text:style-name="T2">Deposit</text:span></text:p>
          </draw:text-box>
        </draw:frame>
        <draw:frame draw:style-name="gr3" draw:text-style-name="P3" draw:layer="layout" svg:width="5.08cm" svg:height="1.588cm" svg:x="1.27cm" svg:y="7.302cm">
          <draw:text-box>
            <text:p text:style-name="P4"><text:span text:style-name="T2">Withdraw</text:span></text:p>
          </draw:text-box>
        </draw:frame>
        <draw:frame draw:style-name="gr6" draw:text-style-name="P3" draw:layer="layout" svg:width="5.08cm" svg:height="1.673cm" svg:x="1.27cm" svg:y="8.255cm">
          <draw:text-box>
            <text:p><text:span text:style-name="T2">Transaction History</text:span></text:p>
          </draw:text-box>
        </draw:frame>
        <draw:frame draw:style-name="gr6" draw:text-style-name="P3" draw:layer="layout" svg:width="5.08cm" svg:height="1.673cm" svg:x="1.27cm" svg:y="10.16cm">
          <draw:text-box>
            <text:p><text:span text:style-name="T2">Transfer Funds</text:span></text:p>
          </draw:text-box>
        </draw:frame>
        <draw:frame draw:style-name="gr14" draw:text-style-name="P3" draw:layer="layout" svg:width="5.08cm" svg:height="1.587cm" svg:x="1.27cm" svg:y="12.065cm">
          <draw:text-box>
            <text:p><text:span text:style-name="T2">Pay Bills</text:span></text:p>
          </draw:text-box>
        </draw:frame>
        <draw:frame draw:style-name="gr4" draw:text-style-name="P3" draw:layer="layout" svg:width="5.715cm" svg:height="1.905cm" svg:x="0.952cm" svg:y="13.017cm">
          <draw:text-box>
            <text:p><text:span text:style-name="T2"><text:s text:c="2"/></text:span><text:span text:style-name="T2">Personal Loan</text:span></text:p>
          </draw:text-box>
        </draw:frame>
        <draw:frame draw:style-name="gr2" draw:text-style-name="P11" draw:layer="layout" svg:width="7.937cm" svg:height="2.222cm" svg:x="7.62cm" svg:y="2.54cm">
          <draw:text-box>
            <text:p><text:span text:style-name="T7">John Doe</text:span></text:p>
          </draw:text-box>
        </draw:frame>
        <draw:frame draw:style-name="gr15" draw:text-style-name="P12" draw:layer="layout" svg:width="13.652cm" svg:height="3.175cm" svg:x="7.937cm" svg:y="5.397cm">
          <draw:text-box>
            <text:p><text:span text:style-name="T8">Account Details</text:span></text:p>
          </draw:text-box>
        </draw:frame>
        <draw:frame draw:style-name="gr16" draw:text-style-name="P9" draw:layer="layout" svg:width="17.78cm" svg:height="3.806cm" svg:x="7.937cm" svg:y="7.302cm">
          <draw:text-box>
            <text:p>Account number:<text:tab/> <text:tab/><text:tab/>0000-0000-0000-0000</text:p>
            <text:p/>
            <text:p>Account Type:<text:tab/><text:tab/><text:tab/><text:tab/>Checking Account</text:p>
            <text:p/>
            <text:p>Balance: <text:tab/><text:tab/><text:tab/><text:tab/><text:tab/><text:tab/> <text:s text:c="4"/>1000 USD</text:p>
          </draw:text-box>
        </draw:frame>
        <draw:frame draw:style-name="gr17" draw:text-style-name="P13" draw:layer="layout" svg:width="14.923cm" svg:height="5.939cm" svg:x="7.937cm" svg:y="13.428cm">
          <draw:text-box>
            <text:p text:style-name="P4">Account number:<text:tab/> <text:tab/><text:tab/> <text:s text:c="3"/>1111-1111-1111-1111</text:p>
            <text:p text:style-name="P4"/>
            <text:p text:style-name="P4">Account Type:<text:tab/><text:tab/><text:tab/><text:tab/> <text:s/>Savings Account</text:p>
            <text:p text:style-name="P4"/>
            <text:p text:style-name="P4">Balance: <text:tab/><text:tab/><text:tab/><text:tab/><text:tab/><text:tab/> <text:s text:c="4"/>1000 USD</text:p>
          </draw:text-box>
        </draw:frame>
        <draw:frame draw:style-name="gr13" draw:text-style-name="P10" draw:layer="layout" svg:width="3.175cm" svg:height="1.27cm" svg:x="26.035cm" svg:y="0.317cm">
          <draw:text-box>
            <text:p><text:span text:style-name="T6">Log Out</text:span></text:p>
          </draw:text-box>
        </draw:frame>
        <draw:frame draw:style-name="gr13" draw:text-style-name="P10" draw:layer="layout" svg:width="2.223cm" svg:height="1.27cm" svg:x="26.669cm" svg:y="1.27cm">
          <draw:text-box>
            <text:p><text:span text:style-name="T6">4:59</text:span></text:p>
          </draw:text-box>
        </draw:frame>
        <draw:frame draw:style-name="gr14" draw:text-style-name="P10" draw:layer="layout" svg:width="3.175cm" svg:height="1.587cm" svg:x="22.225cm" svg:y="0.635cm">
          <draw:text-box>
            <text:p><text:span text:style-name="T6">Home</text:span></text:p>
          </draw:text-box>
        </draw:frame>
      </draw:page>
      <draw:page draw:name="Deposit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3cm" svg:height="2.222cm" svg:x="0.317cm" svg:y="0.635cm">
          <draw:text-box>
            <text:p><text:span text:style-name="T1">Bank Name</text:span></text:p>
          </draw:text-box>
        </draw:frame>
        <draw:frame draw:style-name="gr3" draw:text-style-name="P14" draw:layer="layout" svg:width="6.35cm" svg:height="1.588cm" svg:x="0.317cm" svg:y="3.492cm">
          <draw:text-box>
            <text:p><text:span text:style-name="T9">Account Details</text:span></text:p>
          </draw:text-box>
        </draw:frame>
        <draw:frame draw:style-name="gr4" draw:text-style-name="P14" draw:layer="layout" svg:width="5.715cm" svg:height="1.905cm" svg:x="0.635cm" svg:y="18.097cm">
          <draw:text-box>
            <text:p><text:span text:style-name="T9">About</text:span></text:p>
          </draw:text-box>
        </draw:frame>
        <draw:frame draw:style-name="gr5" draw:text-style-name="P14" draw:layer="layout" svg:width="6.667cm" svg:height="2.223cm" svg:x="0cm" svg:y="4.762cm">
          <draw:text-box>
            <text:p><text:span text:style-name="T9"><text:s text:c="2"/></text:span><text:span text:style-name="T9">Services V(opens)</text:span></text:p>
          </draw:text-box>
        </draw:frame>
        <draw:frame draw:style-name="gr3" draw:text-style-name="P14" draw:layer="layout" svg:width="5.08cm" svg:height="1.588cm" svg:x="1.27cm" svg:y="7.302cm">
          <draw:text-box>
            <text:p text:style-name="P4"><text:span text:style-name="T9">Withdraw</text:span></text:p>
          </draw:text-box>
        </draw:frame>
        <draw:frame draw:style-name="gr6" draw:text-style-name="P14" draw:layer="layout" svg:width="5.08cm" svg:height="1.673cm" svg:x="1.27cm" svg:y="8.255cm">
          <draw:text-box>
            <text:p><text:span text:style-name="T9">Transaction History</text:span></text:p>
          </draw:text-box>
        </draw:frame>
        <draw:frame draw:style-name="gr6" draw:text-style-name="P14" draw:layer="layout" svg:width="5.08cm" svg:height="1.673cm" svg:x="1.27cm" svg:y="10.16cm">
          <draw:text-box>
            <text:p><text:span text:style-name="T9">Transfer Funds</text:span></text:p>
          </draw:text-box>
        </draw:frame>
        <draw:frame draw:style-name="gr14" draw:text-style-name="P14" draw:layer="layout" svg:width="5.08cm" svg:height="1.587cm" svg:x="1.27cm" svg:y="12.065cm">
          <draw:text-box>
            <text:p><text:span text:style-name="T9">Pay Bills</text:span></text:p>
          </draw:text-box>
        </draw:frame>
        <draw:frame draw:style-name="gr4" draw:text-style-name="P14" draw:layer="layout" svg:width="5.715cm" svg:height="1.905cm" svg:x="0.952cm" svg:y="13.017cm">
          <draw:text-box>
            <text:p text:style-name="P4"><text:span text:style-name="T9"><text:s text:c="2"/></text:span><text:span text:style-name="T9">Personal Loan</text:span></text:p>
          </draw:text-box>
        </draw:frame>
        <draw:frame draw:style-name="gr18" draw:text-style-name="P9" draw:layer="layout" svg:width="20.493cm" svg:height="4.127cm" svg:x="9.525cm" svg:y="5.715cm">
          <draw:text-box>
            <text:p>Select account: (dropdown menu)</text:p>
          </draw:text-box>
        </draw:frame>
        <draw:frame draw:style-name="gr15" draw:text-style-name="P9" draw:layer="layout" svg:width="15.558cm" svg:height="3.175cm" svg:x="9.207cm" svg:y="7.302cm">
          <draw:text-box>
            <text:p>Amount (text field number/range?)</text:p>
          </draw:text-box>
        </draw:frame>
        <draw:frame draw:style-name="gr8" draw:text-style-name="P9" draw:layer="layout" svg:width="15.875cm" svg:height="2.858cm" svg:x="10.795cm" svg:y="12.064cm">
          <draw:text-box>
            <text:p>Deposit button</text:p>
          </draw:text-box>
        </draw:frame>
        <draw:frame draw:style-name="gr19" draw:text-style-name="P9" draw:layer="layout" svg:width="19.05cm" svg:height="4.128cm" svg:x="9.525cm" svg:y="8.572cm">
          <draw:text-box>
            <text:p>Other details (name, etc)</text:p>
          </draw:text-box>
        </draw:frame>
        <draw:frame draw:style-name="gr12" draw:text-style-name="P9" draw:layer="layout" svg:width="13.97cm" svg:height="2.54cm" svg:x="11.43cm" svg:y="0.952cm">
          <draw:text-box>
            <text:p>DEPOSIT</text:p>
          </draw:text-box>
        </draw:frame>
        <draw:frame draw:style-name="gr13" draw:text-style-name="P10" draw:layer="layout" svg:width="2.223cm" svg:height="1.27cm" svg:x="26.67cm" svg:y="1.27cm">
          <draw:text-box>
            <text:p><text:span text:style-name="T6">4:59</text:span></text:p>
          </draw:text-box>
        </draw:frame>
        <draw:frame draw:style-name="gr13" draw:text-style-name="P10" draw:layer="layout" svg:width="3.175cm" svg:height="1.27cm" svg:x="26.036cm" svg:y="0.317cm">
          <draw:text-box>
            <text:p><text:span text:style-name="T6">Log Out</text:span></text:p>
          </draw:text-box>
        </draw:frame>
        <draw:frame draw:style-name="gr14" draw:text-style-name="P10" draw:layer="layout" svg:width="3.175cm" svg:height="1.587cm" svg:x="22.226cm" svg:y="0.636cm">
          <draw:text-box>
            <text:p><text:span text:style-name="T6">Home</text:span></text:p>
          </draw:text-box>
        </draw:frame>
        <draw:frame draw:style-name="gr13" draw:text-style-name="P3" draw:layer="layout" svg:width="4.127cm" svg:height="1.27cm" svg:x="1.271cm" svg:y="6.032cm">
          <draw:text-box>
            <text:p><text:span text:style-name="T2">Deposit</text:span></text:p>
          </draw:text-box>
        </draw:frame>
      </draw:page>
      <draw:page draw:name="Withdraw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3cm" svg:height="2.222cm" svg:x="0.317cm" svg:y="0.635cm">
          <draw:text-box>
            <text:p><text:span text:style-name="T1">Bank Name</text:span></text:p>
          </draw:text-box>
        </draw:frame>
        <draw:frame draw:style-name="gr3" draw:text-style-name="P14" draw:layer="layout" svg:width="6.35cm" svg:height="1.588cm" svg:x="0.317cm" svg:y="3.492cm">
          <draw:text-box>
            <text:p><text:span text:style-name="T9">Account Details</text:span></text:p>
          </draw:text-box>
        </draw:frame>
        <draw:frame draw:style-name="gr4" draw:text-style-name="P14" draw:layer="layout" svg:width="5.715cm" svg:height="1.905cm" svg:x="0.635cm" svg:y="18.097cm">
          <draw:text-box>
            <text:p><text:span text:style-name="T9">About</text:span></text:p>
          </draw:text-box>
        </draw:frame>
        <draw:frame draw:style-name="gr5" draw:text-style-name="P14" draw:layer="layout" svg:width="6.667cm" svg:height="2.223cm" svg:x="0cm" svg:y="4.762cm">
          <draw:text-box>
            <text:p><text:span text:style-name="T9"><text:s text:c="2"/></text:span><text:span text:style-name="T9">Services V(opens)</text:span></text:p>
          </draw:text-box>
        </draw:frame>
        <draw:frame draw:style-name="gr3" draw:text-style-name="P14" draw:layer="layout" svg:width="5.08cm" svg:height="1.588cm" svg:x="1.27cm" svg:y="7.302cm">
          <draw:text-box>
            <text:p text:style-name="P4"><text:span text:style-name="T9">Withdraw</text:span></text:p>
          </draw:text-box>
        </draw:frame>
        <draw:frame draw:style-name="gr6" draw:text-style-name="P14" draw:layer="layout" svg:width="5.08cm" svg:height="1.673cm" svg:x="1.27cm" svg:y="8.255cm">
          <draw:text-box>
            <text:p><text:span text:style-name="T9">Transaction History</text:span></text:p>
          </draw:text-box>
        </draw:frame>
        <draw:frame draw:style-name="gr6" draw:text-style-name="P14" draw:layer="layout" svg:width="5.08cm" svg:height="1.673cm" svg:x="1.27cm" svg:y="10.16cm">
          <draw:text-box>
            <text:p><text:span text:style-name="T9">Transfer Funds</text:span></text:p>
          </draw:text-box>
        </draw:frame>
        <draw:frame draw:style-name="gr14" draw:text-style-name="P14" draw:layer="layout" svg:width="5.08cm" svg:height="1.587cm" svg:x="1.27cm" svg:y="12.065cm">
          <draw:text-box>
            <text:p><text:span text:style-name="T9">Pay Bills</text:span></text:p>
          </draw:text-box>
        </draw:frame>
        <draw:frame draw:style-name="gr4" draw:text-style-name="P14" draw:layer="layout" svg:width="5.715cm" svg:height="1.905cm" svg:x="0.952cm" svg:y="13.017cm">
          <draw:text-box>
            <text:p text:style-name="P4"><text:span text:style-name="T9"><text:s text:c="2"/></text:span><text:span text:style-name="T9">Personal Loan</text:span></text:p>
          </draw:text-box>
        </draw:frame>
        <draw:frame draw:style-name="gr19" draw:text-style-name="P9" draw:layer="layout" svg:width="19.05cm" svg:height="4.128cm" svg:x="9.525cm" svg:y="8.572cm">
          <draw:text-box>
            <text:p>Other details (name, etc)</text:p>
          </draw:text-box>
        </draw:frame>
        <draw:frame draw:style-name="gr15" draw:text-style-name="P9" draw:layer="layout" svg:width="15.558cm" svg:height="3.175cm" svg:x="9.207cm" svg:y="7.303cm">
          <draw:text-box>
            <text:p>Amount (text field number/range?)</text:p>
          </draw:text-box>
        </draw:frame>
        <draw:frame draw:style-name="gr18" draw:text-style-name="P9" draw:layer="layout" svg:width="20.493cm" svg:height="4.127cm" svg:x="9.526cm" svg:y="5.716cm">
          <draw:text-box>
            <text:p>Select account: (dropdown menu)</text:p>
          </draw:text-box>
        </draw:frame>
        <draw:frame draw:style-name="gr8" draw:text-style-name="P9" draw:layer="layout" svg:width="15.875cm" svg:height="2.858cm" svg:x="10.796cm" svg:y="12.064cm">
          <draw:text-box>
            <text:p>Withdraw button</text:p>
          </draw:text-box>
        </draw:frame>
        <draw:frame draw:style-name="gr12" draw:text-style-name="P9" draw:layer="layout" svg:width="13.97cm" svg:height="2.54cm" svg:x="11.43cm" svg:y="0.952cm">
          <draw:text-box>
            <text:p>WITHDRAW</text:p>
          </draw:text-box>
        </draw:frame>
        <draw:frame draw:style-name="gr13" draw:text-style-name="P10" draw:layer="layout" svg:width="2.223cm" svg:height="1.27cm" svg:x="26.67cm" svg:y="1.27cm">
          <draw:text-box>
            <text:p><text:span text:style-name="T6">4:59</text:span></text:p>
          </draw:text-box>
        </draw:frame>
        <draw:frame draw:style-name="gr13" draw:text-style-name="P10" draw:layer="layout" svg:width="3.175cm" svg:height="1.27cm" svg:x="26.036cm" svg:y="0.317cm">
          <draw:text-box>
            <text:p><text:span text:style-name="T6">Log Out</text:span></text:p>
          </draw:text-box>
        </draw:frame>
        <draw:frame draw:style-name="gr14" draw:text-style-name="P10" draw:layer="layout" svg:width="3.175cm" svg:height="1.587cm" svg:x="22.226cm" svg:y="0.636cm">
          <draw:text-box>
            <text:p><text:span text:style-name="T6">Home</text:span></text:p>
          </draw:text-box>
        </draw:frame>
        <draw:frame draw:style-name="gr13" draw:text-style-name="P3" draw:layer="layout" svg:width="4.127cm" svg:height="1.27cm" svg:x="1.271cm" svg:y="6.032cm">
          <draw:text-box>
            <text:p><text:span text:style-name="T2">Deposit</text:span></text:p>
          </draw:text-box>
        </draw:frame>
      </draw:page>
      <draw:page draw:name="History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3cm" svg:height="2.222cm" svg:x="0.317cm" svg:y="0.635cm">
          <draw:text-box>
            <text:p><text:span text:style-name="T1">Bank Name</text:span></text:p>
          </draw:text-box>
        </draw:frame>
        <draw:frame draw:style-name="gr3" draw:text-style-name="P3" draw:layer="layout" svg:width="6.35cm" svg:height="1.588cm" svg:x="0.317cm" svg:y="3.492cm">
          <draw:text-box>
            <text:p><text:span text:style-name="T2">Account Details</text:span></text:p>
          </draw:text-box>
        </draw:frame>
        <draw:frame draw:style-name="gr4" draw:text-style-name="P3" draw:layer="layout" svg:width="5.715cm" svg:height="1.905cm" svg:x="0.635cm" svg:y="18.097cm">
          <draw:text-box>
            <text:p><text:span text:style-name="T2">About</text:span></text:p>
          </draw:text-box>
        </draw:frame>
        <draw:frame draw:style-name="gr5" draw:text-style-name="P3" draw:layer="layout" svg:width="6.667cm" svg:height="2.223cm" svg:x="0cm" svg:y="4.762cm">
          <draw:text-box>
            <text:p><text:span text:style-name="T2"><text:s text:c="2"/></text:span><text:span text:style-name="T2">Services V(opens)</text:span></text:p>
          </draw:text-box>
        </draw:frame>
        <draw:frame draw:style-name="gr3" draw:text-style-name="P3" draw:layer="layout" svg:width="5.08cm" svg:height="1.588cm" svg:x="1.27cm" svg:y="7.302cm">
          <draw:text-box>
            <text:p text:style-name="P4"><text:span text:style-name="T2">Withdraw</text:span></text:p>
          </draw:text-box>
        </draw:frame>
        <draw:frame draw:style-name="gr6" draw:text-style-name="P3" draw:layer="layout" svg:width="5.08cm" svg:height="1.673cm" svg:x="1.27cm" svg:y="8.255cm">
          <draw:text-box>
            <text:p><text:span text:style-name="T2">Transaction History</text:span></text:p>
          </draw:text-box>
        </draw:frame>
        <draw:frame draw:style-name="gr6" draw:text-style-name="P3" draw:layer="layout" svg:width="5.08cm" svg:height="1.673cm" svg:x="1.27cm" svg:y="10.16cm">
          <draw:text-box>
            <text:p><text:span text:style-name="T2">Transfer Funds</text:span></text:p>
          </draw:text-box>
        </draw:frame>
        <draw:frame draw:style-name="gr14" draw:text-style-name="P3" draw:layer="layout" svg:width="5.08cm" svg:height="1.587cm" svg:x="1.27cm" svg:y="12.065cm">
          <draw:text-box>
            <text:p><text:span text:style-name="T2">Pay Bills</text:span></text:p>
          </draw:text-box>
        </draw:frame>
        <draw:frame draw:style-name="gr4" draw:text-style-name="P3" draw:layer="layout" svg:width="5.715cm" svg:height="1.905cm" svg:x="0.952cm" svg:y="13.017cm">
          <draw:text-box>
            <text:p text:style-name="P4"><text:span text:style-name="T2"><text:s text:c="2"/></text:span><text:span text:style-name="T2">Personal Loan</text:span></text:p>
          </draw:text-box>
        </draw:frame>
        <draw:frame draw:style-name="gr3" draw:text-style-name="P9" draw:layer="layout" svg:width="3.493cm" svg:height="1.588cm" svg:x="8.572cm" svg:y="5.715cm">
          <draw:text-box>
            <text:p>Account: </text:p>
          </draw:text-box>
        </draw:frame>
        <draw:frame draw:style-name="gr20" draw:text-style-name="P9" draw:layer="layout" svg:width="20.32cm" svg:height="5.08cm" svg:x="8.255cm" svg:y="8.572cm">
          <draw:text-box>
            <text:p><text:span text:style-name="T10">Date</text:span><text:span text:style-name="T10"><text:tab/></text:span><text:span text:style-name="T10"><text:tab/></text:span><text:span text:style-name="T10"><text:tab/></text:span><text:span text:style-name="T10">Recipient </text:span><text:span text:style-name="T10"><text:tab/></text:span><text:span text:style-name="T10"><text:tab/></text:span><text:span text:style-name="T10"><text:tab/></text:span><text:span text:style-name="T10">Amount</text:span><text:span text:style-name="T10"><text:tab/></text:span><text:span text:style-name="T10"><text:tab/></text:span><text:span text:style-name="T10"><text:tab/></text:span><text:span text:style-name="T10">Status</text:span></text:p>
            <text:p/>
            <text:p>2022-01-01<text:tab/><text:tab/>Peter Smith<text:tab/><text:tab/><text:tab/><text:span text:style-name="T11">100$</text:span><text:span text:style-name="T11"><text:tab/></text:span><text:span text:style-name="T12"><text:tab/></text:span><text:span text:style-name="T12">SUCCESSFUL</text:span></text:p>
            <text:p text:style-name="P4"><text:span text:style-name="T11"/></text:p>
            <text:p text:style-name="P4"><text:span text:style-name="T11">2022-01-02</text:span><text:span text:style-name="T11"><text:tab/></text:span><text:span text:style-name="T11"><text:tab/></text:span><text:span text:style-name="T11">Peter Smith</text:span><text:span text:style-name="T11"><text:tab/></text:span><text:span text:style-name="T11"><text:tab/></text:span><text:span text:style-name="T11"><text:tab/></text:span><text:span text:style-name="T11">10000$</text:span><text:span text:style-name="T11"><text:tab/></text:span><text:span text:style-name="T11"><text:tab/></text:span><text:span text:style-name="T13">REJECTED</text:span></text:p>
          </draw:text-box>
        </draw:frame>
        <draw:custom-shape draw:style-name="gr21" draw:text-style-name="P15" draw:layer="layout" svg:width="8.572cm" svg:height="0.953cm" svg:x="11.43cm" svg:y="5.71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8.255cm" svg:height="0.962cm" svg:x="11.747cm" svg:y="5.705cm">
          <draw:text-box>
            <text:p>0000-0000-0000-0000</text:p>
          </draw:text-box>
        </draw:frame>
        <draw:frame draw:style-name="gr23" draw:text-style-name="P11" draw:layer="layout" svg:width="11.112cm" svg:height="3.401cm" svg:x="7.62cm" svg:y="1.588cm">
          <draw:text-box>
            <text:p><text:span text:style-name="T7">Account History</text:span></text:p>
          </draw:text-box>
        </draw:frame>
        <draw:frame draw:style-name="gr14" draw:text-style-name="P10" draw:layer="layout" svg:width="3.175cm" svg:height="1.587cm" svg:x="22.226cm" svg:y="0.636cm">
          <draw:text-box>
            <text:p><text:span text:style-name="T6">Home</text:span></text:p>
          </draw:text-box>
        </draw:frame>
        <draw:frame draw:style-name="gr13" draw:text-style-name="P10" draw:layer="layout" svg:width="3.175cm" svg:height="1.27cm" svg:x="26.036cm" svg:y="0.317cm">
          <draw:text-box>
            <text:p><text:span text:style-name="T6">Log Out</text:span></text:p>
          </draw:text-box>
        </draw:frame>
        <draw:frame draw:style-name="gr13" draw:text-style-name="P10" draw:layer="layout" svg:width="2.223cm" svg:height="1.27cm" svg:x="26.67cm" svg:y="1.27cm">
          <draw:text-box>
            <text:p><text:span text:style-name="T6">4:59</text:span></text:p>
          </draw:text-box>
        </draw:frame>
        <draw:frame draw:style-name="gr13" draw:text-style-name="P3" draw:layer="layout" svg:width="4.127cm" svg:height="1.27cm" svg:x="1.271cm" svg:y="6.032cm">
          <draw:text-box>
            <text:p><text:span text:style-name="T2">Deposit</text:span></text:p>
          </draw:text-box>
        </draw:frame>
      </draw:page>
      <draw:page draw:name="Transfer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3cm" svg:height="2.222cm" svg:x="0.317cm" svg:y="0.635cm">
          <draw:text-box>
            <text:p><text:span text:style-name="T1">Bank Name</text:span></text:p>
          </draw:text-box>
        </draw:frame>
        <draw:frame draw:style-name="gr3" draw:text-style-name="P14" draw:layer="layout" svg:width="6.35cm" svg:height="1.588cm" svg:x="0.317cm" svg:y="3.492cm">
          <draw:text-box>
            <text:p><text:span text:style-name="T9">Account Details</text:span></text:p>
          </draw:text-box>
        </draw:frame>
        <draw:frame draw:style-name="gr4" draw:text-style-name="P14" draw:layer="layout" svg:width="5.715cm" svg:height="1.905cm" svg:x="0.635cm" svg:y="18.097cm">
          <draw:text-box>
            <text:p><text:span text:style-name="T9">About</text:span></text:p>
          </draw:text-box>
        </draw:frame>
        <draw:frame draw:style-name="gr5" draw:text-style-name="P14" draw:layer="layout" svg:width="6.667cm" svg:height="2.223cm" svg:x="0cm" svg:y="4.762cm">
          <draw:text-box>
            <text:p><text:span text:style-name="T9"><text:s text:c="2"/></text:span><text:span text:style-name="T9">Services V(opens)</text:span></text:p>
          </draw:text-box>
        </draw:frame>
        <draw:frame draw:style-name="gr24" draw:text-style-name="P16" draw:layer="layout" svg:width="5.08cm" svg:height="1.588cm" svg:x="1.27cm" svg:y="7.302cm">
          <draw:text-box>
            <text:p text:style-name="P4"><text:span text:style-name="T9">Withdraw</text:span></text:p>
          </draw:text-box>
        </draw:frame>
        <draw:frame draw:style-name="gr6" draw:text-style-name="P14" draw:layer="layout" svg:width="5.08cm" svg:height="1.673cm" svg:x="1.27cm" svg:y="8.255cm">
          <draw:text-box>
            <text:p><text:span text:style-name="T9">Transaction History</text:span></text:p>
          </draw:text-box>
        </draw:frame>
        <draw:frame draw:style-name="gr6" draw:text-style-name="P14" draw:layer="layout" svg:width="5.08cm" svg:height="1.673cm" svg:x="1.27cm" svg:y="10.16cm">
          <draw:text-box>
            <text:p><text:span text:style-name="T9">Transfer Funds</text:span></text:p>
          </draw:text-box>
        </draw:frame>
        <draw:frame draw:style-name="gr14" draw:text-style-name="P14" draw:layer="layout" svg:width="5.08cm" svg:height="1.587cm" svg:x="1.27cm" svg:y="12.065cm">
          <draw:text-box>
            <text:p><text:span text:style-name="T9">Pay Bills</text:span></text:p>
          </draw:text-box>
        </draw:frame>
        <draw:frame draw:style-name="gr4" draw:text-style-name="P14" draw:layer="layout" svg:width="5.715cm" svg:height="1.905cm" svg:x="0.952cm" svg:y="13.017cm">
          <draw:text-box>
            <text:p text:style-name="P4"><text:span text:style-name="T9"><text:s text:c="2"/></text:span><text:span text:style-name="T9">Personal Loan</text:span></text:p>
          </draw:text-box>
        </draw:frame>
        <draw:frame draw:style-name="gr25" draw:text-style-name="P17" draw:layer="layout" svg:width="15.558cm" svg:height="5.228cm" svg:x="10.477cm" svg:y="5.397cm">
          <draw:text-box>
            <text:p text:style-name="P4"><text:span text:style-name="T14">Select account: (dropdown menu)</text:span></text:p>
            <text:p text:style-name="P4"><text:span text:style-name="T14"/></text:p>
            <text:p><text:span text:style-name="T14">Amount (text field number/range?)</text:span></text:p>
            <text:p><text:span text:style-name="T14"/></text:p>
            <text:p><text:span text:style-name="T14">Recipient (name, account number)</text:span></text:p>
            <text:p><text:span text:style-name="T14"/></text:p>
            <text:p><text:span text:style-name="T14">Other details (name, etc)</text:span></text:p>
          </draw:text-box>
        </draw:frame>
        <draw:frame draw:style-name="gr8" draw:text-style-name="P18" draw:layer="layout" svg:width="15.875cm" svg:height="2.858cm" svg:x="10.795cm" svg:y="11.747cm">
          <draw:text-box>
            <text:p><text:span text:style-name="T15">Transfer</text:span></text:p>
          </draw:text-box>
        </draw:frame>
        <draw:frame draw:style-name="gr12" draw:text-style-name="P17" draw:layer="layout" svg:width="13.97cm" svg:height="2.54cm" svg:x="11.43cm" svg:y="0.952cm">
          <draw:text-box>
            <text:p><text:span text:style-name="T14">TRANSFER FUNDS</text:span></text:p>
          </draw:text-box>
        </draw:frame>
        <draw:frame draw:style-name="gr13" draw:text-style-name="P10" draw:layer="layout" svg:width="2.223cm" svg:height="1.27cm" svg:x="26.67cm" svg:y="1.27cm">
          <draw:text-box>
            <text:p><text:span text:style-name="T6">4:59</text:span></text:p>
          </draw:text-box>
        </draw:frame>
        <draw:frame draw:style-name="gr13" draw:text-style-name="P10" draw:layer="layout" svg:width="3.175cm" svg:height="1.27cm" svg:x="26.036cm" svg:y="0.317cm">
          <draw:text-box>
            <text:p><text:span text:style-name="T6">Log Out</text:span></text:p>
          </draw:text-box>
        </draw:frame>
        <draw:frame draw:style-name="gr14" draw:text-style-name="P10" draw:layer="layout" svg:width="3.175cm" svg:height="1.587cm" svg:x="22.226cm" svg:y="0.636cm">
          <draw:text-box>
            <text:p><text:span text:style-name="T6">Home</text:span></text:p>
          </draw:text-box>
        </draw:frame>
        <draw:frame draw:style-name="gr13" draw:text-style-name="P3" draw:layer="layout" svg:width="4.127cm" svg:height="1.27cm" svg:x="1.271cm" svg:y="6.032cm">
          <draw:text-box>
            <text:p><text:span text:style-name="T2">Deposit</text:span></text:p>
          </draw:text-box>
        </draw:frame>
      </draw:page>
      <draw:page draw:name="Pay bills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3cm" svg:height="2.222cm" svg:x="0.317cm" svg:y="0.635cm">
          <draw:text-box>
            <text:p><text:span text:style-name="T1">Bank Name</text:span></text:p>
          </draw:text-box>
        </draw:frame>
        <draw:frame draw:style-name="gr3" draw:text-style-name="P14" draw:layer="layout" svg:width="6.35cm" svg:height="1.588cm" svg:x="0.317cm" svg:y="3.492cm">
          <draw:text-box>
            <text:p><text:span text:style-name="T9">Account Details</text:span></text:p>
          </draw:text-box>
        </draw:frame>
        <draw:frame draw:style-name="gr4" draw:text-style-name="P14" draw:layer="layout" svg:width="5.715cm" svg:height="1.905cm" svg:x="0.635cm" svg:y="18.097cm">
          <draw:text-box>
            <text:p><text:span text:style-name="T9">About</text:span></text:p>
          </draw:text-box>
        </draw:frame>
        <draw:frame draw:style-name="gr5" draw:text-style-name="P14" draw:layer="layout" svg:width="6.667cm" svg:height="2.223cm" svg:x="0cm" svg:y="4.762cm">
          <draw:text-box>
            <text:p><text:span text:style-name="T9"><text:s text:c="2"/></text:span><text:span text:style-name="T9">Services V(opens)</text:span></text:p>
          </draw:text-box>
        </draw:frame>
        <draw:frame draw:style-name="gr3" draw:text-style-name="P14" draw:layer="layout" svg:width="5.08cm" svg:height="1.588cm" svg:x="1.27cm" svg:y="7.302cm">
          <draw:text-box>
            <text:p><text:span text:style-name="T9">Withdraw</text:span></text:p>
          </draw:text-box>
        </draw:frame>
        <draw:frame draw:style-name="gr6" draw:text-style-name="P14" draw:layer="layout" svg:width="5.08cm" svg:height="1.673cm" svg:x="1.27cm" svg:y="8.255cm">
          <draw:text-box>
            <text:p><text:span text:style-name="T9">Transaction History</text:span></text:p>
          </draw:text-box>
        </draw:frame>
        <draw:frame draw:style-name="gr6" draw:text-style-name="P14" draw:layer="layout" svg:width="5.08cm" svg:height="1.673cm" svg:x="1.27cm" svg:y="10.16cm">
          <draw:text-box>
            <text:p><text:span text:style-name="T9">Transfer Funds</text:span></text:p>
          </draw:text-box>
        </draw:frame>
        <draw:frame draw:style-name="gr14" draw:text-style-name="P14" draw:layer="layout" svg:width="5.08cm" svg:height="1.587cm" svg:x="1.27cm" svg:y="12.065cm">
          <draw:text-box>
            <text:p><text:span text:style-name="T9">Pay Bills</text:span></text:p>
          </draw:text-box>
        </draw:frame>
        <draw:frame draw:style-name="gr4" draw:text-style-name="P14" draw:layer="layout" svg:width="5.715cm" svg:height="1.905cm" svg:x="0.952cm" svg:y="13.017cm">
          <draw:text-box>
            <text:p text:style-name="P4"><text:span text:style-name="T9"><text:s text:c="2"/></text:span><text:span text:style-name="T9">Personal Loan</text:span></text:p>
          </draw:text-box>
        </draw:frame>
        <draw:frame draw:style-name="gr26" draw:text-style-name="P17" draw:layer="layout" svg:width="20.81cm" svg:height="6.985cm" svg:x="8.255cm" svg:y="6.032cm">
          <draw:text-box>
            <text:p><text:span text:style-name="T14">TABLE</text:span></text:p>
          </draw:text-box>
        </draw:frame>
        <draw:frame draw:style-name="gr3" draw:text-style-name="P17" draw:layer="layout" svg:width="15.24cm" svg:height="1.588cm" svg:x="8.572cm" svg:y="4.127cm">
          <draw:text-box>
            <text:p><text:span text:style-name="T14">Select account: dropdown</text:span></text:p>
          </draw:text-box>
        </draw:frame>
        <draw:frame draw:style-name="gr20" draw:text-style-name="P17" draw:layer="layout" svg:width="22.543cm" svg:height="5.08cm" svg:x="6.667cm" svg:y="8.572cm">
          <draw:text-box>
            <text:p><text:span text:style-name="T14"><text:tab/></text:span><text:span text:style-name="T14">Name</text:span><text:span text:style-name="T14"><text:tab/></text:span><text:span text:style-name="T14"><text:tab/></text:span><text:span text:style-name="T14"><text:tab/></text:span><text:span text:style-name="T14">Creation date</text:span><text:span text:style-name="T14"><text:tab/></text:span><text:span text:style-name="T14"><text:tab/></text:span><text:span text:style-name="T14">amount(color)</text:span><text:span text:style-name="T14"><text:tab/></text:span><text:span text:style-name="T14"><text:tab/></text:span><text:span text:style-name="T14">Due date</text:span></text:p>
            <text:p><text:span text:style-name="T14"/></text:p>
            <text:p><text:span text:style-name="T14"><text:tab/></text:span><text:span text:style-name="T14">Example 1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PAY</text:span></text:p>
          </draw:text-box>
        </draw:frame>
        <draw:frame draw:style-name="gr13" draw:text-style-name="P10" draw:layer="layout" svg:width="2.223cm" svg:height="1.27cm" svg:x="26.67cm" svg:y="1.27cm">
          <draw:text-box>
            <text:p><text:span text:style-name="T6">4:59</text:span></text:p>
          </draw:text-box>
        </draw:frame>
        <draw:frame draw:style-name="gr13" draw:text-style-name="P10" draw:layer="layout" svg:width="3.175cm" svg:height="1.27cm" svg:x="26.036cm" svg:y="0.317cm">
          <draw:text-box>
            <text:p><text:span text:style-name="T6">Log Out</text:span></text:p>
          </draw:text-box>
        </draw:frame>
        <draw:frame draw:style-name="gr14" draw:text-style-name="P10" draw:layer="layout" svg:width="3.175cm" svg:height="1.587cm" svg:x="22.226cm" svg:y="0.636cm">
          <draw:text-box>
            <text:p><text:span text:style-name="T6">Home</text:span></text:p>
          </draw:text-box>
        </draw:frame>
        <draw:frame draw:style-name="gr13" draw:text-style-name="P3" draw:layer="layout" svg:width="4.127cm" svg:height="1.27cm" svg:x="1.271cm" svg:y="6.032cm">
          <draw:text-box>
            <text:p><text:span text:style-name="T2">Deposit</text:span></text:p>
          </draw:text-box>
        </draw:frame>
      </draw:page>
      <draw:page draw:name="About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3cm" svg:height="2.222cm" svg:x="0.317cm" svg:y="0.635cm">
          <draw:text-box>
            <text:p><text:span text:style-name="T1">Bank Name</text:span></text:p>
          </draw:text-box>
        </draw:frame>
        <draw:frame draw:style-name="gr3" draw:text-style-name="P14" draw:layer="layout" svg:width="6.35cm" svg:height="1.588cm" svg:x="0.317cm" svg:y="3.492cm">
          <draw:text-box>
            <text:p><text:span text:style-name="T9">Account Details</text:span></text:p>
          </draw:text-box>
        </draw:frame>
        <draw:frame draw:style-name="gr4" draw:text-style-name="P14" draw:layer="layout" svg:width="5.715cm" svg:height="1.905cm" svg:x="0.635cm" svg:y="18.097cm">
          <draw:text-box>
            <text:p><text:span text:style-name="T9">About</text:span></text:p>
          </draw:text-box>
        </draw:frame>
        <draw:frame draw:style-name="gr5" draw:text-style-name="P14" draw:layer="layout" svg:width="6.667cm" svg:height="2.223cm" svg:x="0cm" svg:y="4.762cm">
          <draw:text-box>
            <text:p><text:span text:style-name="T9"><text:s text:c="2"/></text:span><text:span text:style-name="T9">Services V(opens)</text:span></text:p>
          </draw:text-box>
        </draw:frame>
        <draw:frame draw:style-name="gr3" draw:text-style-name="P14" draw:layer="layout" svg:width="5.08cm" svg:height="1.588cm" svg:x="1.27cm" svg:y="7.302cm">
          <draw:text-box>
            <text:p text:style-name="P4"><text:span text:style-name="T9">Withdraw</text:span></text:p>
          </draw:text-box>
        </draw:frame>
        <draw:frame draw:style-name="gr6" draw:text-style-name="P14" draw:layer="layout" svg:width="5.08cm" svg:height="1.673cm" svg:x="1.27cm" svg:y="8.255cm">
          <draw:text-box>
            <text:p><text:span text:style-name="T9">Transaction History</text:span></text:p>
          </draw:text-box>
        </draw:frame>
        <draw:frame draw:style-name="gr6" draw:text-style-name="P14" draw:layer="layout" svg:width="5.08cm" svg:height="1.673cm" svg:x="1.27cm" svg:y="10.16cm">
          <draw:text-box>
            <text:p><text:span text:style-name="T9">Transfer Funds</text:span></text:p>
          </draw:text-box>
        </draw:frame>
        <draw:frame draw:style-name="gr14" draw:text-style-name="P14" draw:layer="layout" svg:width="5.08cm" svg:height="1.587cm" svg:x="1.27cm" svg:y="12.065cm">
          <draw:text-box>
            <text:p><text:span text:style-name="T9">Pay Bills</text:span></text:p>
          </draw:text-box>
        </draw:frame>
        <draw:frame draw:style-name="gr4" draw:text-style-name="P14" draw:layer="layout" svg:width="5.715cm" svg:height="1.905cm" svg:x="0.952cm" svg:y="13.017cm">
          <draw:text-box>
            <text:p text:style-name="P4"><text:span text:style-name="T9"><text:s text:c="2"/></text:span><text:span text:style-name="T9">Personal Loan</text:span></text:p>
          </draw:text-box>
        </draw:frame>
        <draw:frame draw:style-name="gr20" draw:text-style-name="P19" draw:layer="layout" svg:width="15.558cm" svg:height="5.08cm" svg:x="11.747cm" svg:y="2.857cm">
          <draw:text-box>
            <text:p><text:span text:style-name="T16">About Us</text:span></text:p>
          </draw:text-box>
        </draw:frame>
        <draw:frame draw:style-name="gr27" draw:text-style-name="P17" draw:layer="layout" svg:width="17.145cm" svg:height="11.748cm" svg:x="9.207cm" svg:y="6.667cm">
          <draw:text-box>
            <text:p><text:span text:style-name="T14">HQ (headquarters), </text:span></text:p>
            <text:p><text:span text:style-name="T14">Locations (multiple addresses</text:span></text:p>
            <text:p><text:span text:style-name="T14">Contact phone,</text:span></text:p>
            <text:p><text:span text:style-name="T14">Email</text:span></text:p>
            <text:p><text:span text:style-name="T14">Foundation date</text:span></text:p>
            <text:p><text:span text:style-name="T14">CEO name</text:span></text:p>
            <text:p><text:span text:style-name="T14">Developers</text:span></text:p>
            <text:p><text:span text:style-name="T14">Iban number</text:span></text:p>
            <text:p><text:span text:style-name="T14"/></text:p>
            <text:p><text:span text:style-name="T14">ALL RIGHTS RESERVED</text:span></text:p>
          </draw:text-box>
        </draw:frame>
        <draw:frame draw:style-name="gr5" draw:text-style-name="P17" draw:layer="layout" svg:width="3.492cm" svg:height="2.223cm" svg:x="23.495cm" svg:y="8.572cm">
          <draw:text-box>
            <text:p><text:span text:style-name="T14">PHOTO</text:span></text:p>
          </draw:text-box>
        </draw:frame>
        <draw:frame draw:style-name="gr13" draw:text-style-name="P10" draw:layer="layout" svg:width="2.223cm" svg:height="1.27cm" svg:x="26.67cm" svg:y="1.27cm">
          <draw:text-box>
            <text:p><text:span text:style-name="T6">4:59</text:span></text:p>
          </draw:text-box>
        </draw:frame>
        <draw:frame draw:style-name="gr13" draw:text-style-name="P10" draw:layer="layout" svg:width="3.175cm" svg:height="1.27cm" svg:x="26.036cm" svg:y="0.317cm">
          <draw:text-box>
            <text:p><text:span text:style-name="T6">Log Out</text:span></text:p>
          </draw:text-box>
        </draw:frame>
        <draw:frame draw:style-name="gr14" draw:text-style-name="P10" draw:layer="layout" svg:width="3.175cm" svg:height="1.587cm" svg:x="22.226cm" svg:y="0.636cm">
          <draw:text-box>
            <text:p><text:span text:style-name="T6">Home</text:span></text:p>
          </draw:text-box>
        </draw:frame>
        <draw:frame draw:style-name="gr13" draw:text-style-name="P3" draw:layer="layout" svg:width="4.127cm" svg:height="1.27cm" svg:x="1.271cm" svg:y="6.032cm">
          <draw:text-box>
            <text:p><text:span text:style-name="T2">Depos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b4c7dc" draw:end-color="#81aca6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15:31:56.604524368</meta:creation-date>
    <dc:date>2022-02-10T11:30:25.921446732</dc:date>
    <meta:editing-duration>PT21M47S</meta:editing-duration>
    <meta:editing-cycles>3</meta:editing-cycles>
    <meta:generator>LibreOffice/7.1.7.2$Linux_X86_64 LibreOffice_project/10$Build-2</meta:generator>
    <meta:document-statistic meta:object-count="152"/>
  </office:meta>
</office:document-meta>
</file>